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thur- scrawney anemic egineer on the agricultural slug. Transhumanist- discovers that there is a message on the equipment. 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text:line-break/><text:line-break/>How does he talk- <text:line-break/>Doesn't make eyecontact. Speaks with a speech impediment. <text:line-break/><text:line-break/>What does he look like? Anemic, underfed, beta <text:line-break/></text:p>
      <text:p text:style-name="Standard">Anne of green Gables<text:line-break/><text:line-break/><text:line-break/><text:line-break/></text:p>
      <text:p text:style-name="Standard">Captain Joaxi Quin<text:line-break/>Stone</text:p>
      <text:p text:style-name="Standard">Silk<text:line-break/>Manttis</text:p>
      <text:p text:style-name="Standard">The Auditor </text:p>
      <text:p text:style-name="Standard"/>
      <text:p text:style-name="Standard">THE COMPANY <text:line-break/><text:line-break/>The Hantonese <text:line-break/><text:line-break/>The dutch crater bank</text:p>
      <text:p text:style-name="Standard">The Babayaga <text:line-break/>The Gate of the the Gods</text:p>
      <text:p text:style-name="Standard"/>
      <text:p text:style-name="Standard">Grandfather </text:p>
      <text:p text:style-name="Standard">Pain and pleasure sisters</text:p>
      <text:p text:style-name="Standard"/>
      <text:p text:style-name="Standard"/>
      <text:list xml:id="list3436848571956988263" text:style-name="L2">
        <text:list-item>
          <text:p text:style-name="P1">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Standard"><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Standard"><text:line-break/>Readers will see Stone, Silk, and Mantis raise the Banners of their war ships and become captains in <text:soft-page-break/>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Standard"/>
      <text:p text:style-name="Standard"/>
      <text:list xml:id="list5928205042411276836" text:style-name="L3">
        <text:list-item>
          <text:p text:style-name="P2">What sort of time pressure is working on your characters?</text:p>
        </text:list-item>
      </text:list>
      <text:p text:style-name="Standard">Section I- to escape the agricultural slug and find the benevolent AI- or not to starve to death and to start the flames of rebellion/ get a </text:p>
      <text:p text:style-name="Standard"/>
      <text:p text:style-name="Standard">Theres the war on </text:p>
      <text:p text:style-name="Standard"/>
      <text:p text:style-name="Standard">Section II- <text:s/></text:p>
      <text:p text:style-name="Standard"/>
      <text:p text:style-name="Standard">3. What is at stake for the protagonist of the novel? Does the pressure on the main characters grow more intense as the story progr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2-10-21T14:28:50.60</dc:date>
    <dc:creator>Blake Stanger</dc:creator>
    <meta:editing-duration>PT52M21S</meta:editing-duration>
    <meta:editing-cycles>3</meta:editing-cycles>
    <meta:document-statistic meta:table-count="0" meta:image-count="0" meta:object-count="0" meta:page-count="2" meta:paragraph-count="17" meta:word-count="458" meta:character-count="2538"/>
  </office:meta>
</office:document-meta>
</file>